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6.588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16.669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-1206</text:p>
          </table:table-cell>
          <table:table-cell office:value-type="string" calcext:value-type="string">
            <text:p>LED1</text:p>
          </table:table-cell>
          <table:table-cell table:style-name="ce4" table:formula="of:=HYPERLINK([.F2:.F18])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-1206</text:p>
          </table:table-cell>
          <table:table-cell office:value-type="string" calcext:value-type="string">
            <text:p>LED2</text:p>
          </table:table-cell>
          <table:table-cell table:style-name="ce4" table:formula="of:=HYPERLINK([.F3:.F19])">
            <text:p/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x03 Pinheader</text:p>
          </table:table-cell>
          <table:table-cell office:value-type="string" calcext:value-type="string">
            <text:p>JP1-JP4</text:p>
          </table:table-cell>
          <table:table-cell table:style-name="ce4" table:formula="of:=HYPERLINK([.F4:.F20])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4 Pinheader</text:p>
          </table:table-cell>
          <table:table-cell office:value-type="string" calcext:value-type="string">
            <text:p>JP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3_LOCK.007S</text:p>
          </table:table-cell>
          <table:table-cell office:value-type="string" calcext:value-type="string">
            <text:p>J3</text:p>
          </table:table-cell>
          <table:table-cell table:style-name="ce4" table:formula="of:=HYPERLINK([.F6:.F21])" office:value-type="string" office:string-value="http://www.digikey.com/product-detail/en/0393570003/WM7878-ND/946519" calcext:value-type="string">
            <text:p>http://www.digikey.com/product-detail/en/0393570003/WM7878-ND/946519</text:p>
          </table:table-cell>
          <table:table-cell office:value-type="string" calcext:value-type="string">
            <text:p>http://www.digikey.com/product-detail/en/0393570003/WM7878-ND/94651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 table:style-name="ce4" table:formula="of:=HYPERLINK([.F7:.F22])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office:value-type="string" calcext:value-type="string">
            <text:p>red-res 1/4PWR</text:p>
          </table:table-cell>
          <table:table-cell office:value-type="string" calcext:value-type="string">
            <text:p>R1</text:p>
          </table:table-cell>
          <table:table-cell table:style-name="ce4" table:formula="of:=HYPERLINK([.F8:.F23])">
            <text:p/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-RES</text:p>
          </table:table-cell>
          <table:table-cell office:value-type="string" calcext:value-type="string">
            <text:p>R4</text:p>
          </table:table-cell>
          <table:table-cell table:style-name="ce4" table:formula="of:=HYPERLINK([.F9:.F24])">
            <text:p/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-CAP</text:p>
          </table:table-cell>
          <table:table-cell office:value-type="string" calcext:value-type="string">
            <text:p>C1, C2, C3, C4, C6</text:p>
          </table:table-cell>
          <table:table-cell table:style-name="ce4" table:formula="of:=HYPERLINK([.F10:.F25])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0805-RES</text:p>
          </table:table-cell>
          <table:table-cell office:value-type="string" calcext:value-type="string">
            <text:p>R3</text:p>
          </table:table-cell>
          <table:table-cell table:style-name="ce4" table:formula="of:=HYPERLINK([.F11:.F26])">
            <text:p/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-CAP</text:p>
          </table:table-cell>
          <table:table-cell office:value-type="string" calcext:value-type="string">
            <text:p>C5, C7</text:p>
          </table:table-cell>
          <table:table-cell table:style-name="ce4" table:formula="of:=HYPERLINK([.F12:.F27])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table:style-name="ce4" table:formula="of:=HYPERLINK([.F13:.F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 table:style-name="ce4" table:formula="of:=HYPERLINK([.F14:.F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 table:style-name="ce4" table:formula="of:=HYPERLINK([.F15:.F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 table:style-name="ce4" table:formula="of:=HYPERLINK([.F16:.F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1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table:formula="of:=HYPERLINK([.F18:.F33]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initial-creator>Ethan Zonca</meta:initial-creator>
    <meta:creation-date>2015-04-13T20:03:18Z</meta:creation-date>
    <dc:date>2015-07-03T14:16:57.246000000</dc:date>
    <meta:editing-duration>P0D</meta:editing-duration>
    <meta:editing-cycles>1</meta:editing-cycles>
    <meta:document-statistic meta:table-count="1" meta:cell-count="84" meta:object-count="0"/>
  </office:meta>
</office:document-meta>
</file>